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6000000841056EF9ABB600E3D.png" manifest:media-type="image/png"/>
  <manifest:file-entry manifest:full-path="Pictures/10000000000000B6000000B5F928CC124A146E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Andika1" svg:font-family="Andik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Drawing_20_Style">
      <loext:graphic-properties draw:fill-gradient-name="gradient" draw:fill-hatch-name="hatch"/>
      <style:paragraph-properties fo:margin-left="0cm" fo:margin-right="0cm" fo:line-height="75%" fo:text-indent="0cm" style:auto-text-indent="false"/>
      <style:text-properties fo:font-size="16pt" style:font-size-asian="115.5pt" style:font-size-complex="12pt"/>
    </style:style>
    <style:style style:name="P2" style:family="paragraph" style:parent-style-name="Default_20_Drawing_20_Style">
      <loext:graphic-properties draw:fill-gradient-name="gradient" draw:fill-hatch-name="hatch"/>
      <style:paragraph-properties fo:margin-left="0cm" fo:margin-right="0cm" fo:line-height="75%" fo:text-indent="0cm" style:auto-text-indent="false"/>
      <style:text-properties style:font-name="Andika1" fo:font-size="140.5pt" fo:font-weight="bold" style:font-size-asian="142.5pt" style:font-weight-asian="bold" style:font-size-complex="1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ndika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ndika1" fo:font-size="113.5pt" style:text-underline-style="solid" style:text-underline-width="auto" style:text-underline-color="font-color" fo:font-weight="bold" style:font-weight-asian="bold"/>
    </style:style>
    <style:style style:name="T2" style:family="text">
      <style:text-properties style:font-name="Andika1" fo:font-size="113.5pt" fo:font-weight="bold" style:font-weight-asian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ndika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59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eine</text:span><text:span text:style-name="T2"> weiteren</text:span></text:p>
      <text:p text:style-name="P2"><draw:frame text:anchor-type="paragraph" draw:z-index="0" draw:name="Image 1" draw:style-name="gr2" draw:text-style-name="P5" svg:width="4.086cm" svg:height="4.065cm" svg:x="23.564cm" svg:y="6.274cm"><draw:image xlink:href="Pictures/10000000000000B6000000B5F928CC124A146E13.png" xlink:type="simple" xlink:show="embed" xlink:actuate="onLoad" draw:mime-type="image/png"><text:p/></draw:image></draw:frame><draw:frame text:anchor-type="paragraph" draw:z-index="1" draw:name="Text Frame 'antinata...' 1" draw:style-name="gr1" draw:text-style-name="P4" svg:width="12.493cm" svg:height="1.846cm" svg:x="15.236cm" svg:y="10.971cm"><draw:text-box><text:p text:style-name="P3"><text:span text:style-name="T3">antinatalismus-jetzt.de</text:span></text:p></draw:text-box></draw:frame><draw:frame draw:style-name="fr1" draw:name="Image1" text:anchor-type="paragraph" svg:x="15.635cm" svg:y="11.525cm" svg:width="1.007cm" svg:height="0.887cm" draw:z-index="2"><draw:image xlink:href="Pictures/1000000100000096000000841056EF9ABB600E3D.png" xlink:type="simple" xlink:show="embed" xlink:actuate="onLoad" draw:mime-type="image/png"/></draw:frame>Lohnsklaven<text:line-break/>erzeuge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Andika1" svg:font-family="Andik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1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1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1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591cm" fo:margin-right="0.8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1T17:16:39.433210252</dc:date>
    <meta:editing-duration>PT6M58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2" meta:word-count="4" meta:character-count="35" meta:non-whitespace-character-count="33"/>
  </office:meta>
</office:document-meta>
</file>